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top="0.201cm" fo:margin-bottom="0.201cm" loext:contextual-spacing="false"/>
      <style:text-properties fo:font-size="16pt" fo:font-weight="bold" officeooo:rsid="001c6cef" officeooo:paragraph-rsid="001c6cef" style:font-size-asian="16pt" style:font-weight-asian="bold" style:font-size-complex="16pt" style:font-weight-complex="bold"/>
    </style:style>
    <style:style style:name="P2" style:family="paragraph" style:parent-style-name="Standard" style:list-style-name="L1">
      <style:paragraph-properties fo:margin-top="0.201cm" fo:margin-bottom="0.201cm" loext:contextual-spacing="false"/>
      <style:text-properties fo:font-size="12pt" fo:font-weight="normal" officeooo:rsid="001c6cef" officeooo:paragraph-rsid="001c6cef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margin-top="0.201cm" fo:margin-bottom="0.201cm" loext:contextual-spacing="false"/>
      <style:text-properties fo:font-size="12pt" fo:font-weight="normal" officeooo:rsid="001c99f5" officeooo:paragraph-rsid="001c99f5" style:font-size-asian="10.5pt" style:font-weight-asian="normal" style:font-size-complex="12pt" style:font-weight-complex="normal"/>
    </style:style>
    <style:style style:name="P4" style:family="paragraph" style:parent-style-name="Standard" style:list-style-name="L1">
      <style:paragraph-properties fo:margin-top="0.201cm" fo:margin-bottom="0.201cm" loext:contextual-spacing="false"/>
      <style:text-properties fo:font-size="12pt" fo:font-weight="normal" officeooo:rsid="001d020f" officeooo:paragraph-rsid="001d020f" style:font-size-asian="10.5pt" style:font-weight-asian="normal" style:font-size-complex="12pt" style:font-weight-complex="normal"/>
    </style:style>
    <style:style style:name="P5" style:family="paragraph" style:parent-style-name="Standard" style:list-style-name="L1">
      <style:paragraph-properties fo:margin-top="0.201cm" fo:margin-bottom="0.201cm" loext:contextual-spacing="false"/>
      <style:text-properties style:font-name="Liberation Serif" fo:font-size="12pt" officeooo:paragraph-rsid="001c6cef" style:font-size-asian="12pt" style:font-size-complex="12pt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weight="normal" officeooo:rsid="001c6cef" style:font-size-asian="10.5pt" style:font-weight-asian="normal" style:font-size-complex="12pt" style:font-weight-complex="normal"/>
    </style:style>
    <style:style style:name="T3" style:family="text">
      <style:text-properties fo:font-weight="normal" officeooo:rsid="001c6cef" style:font-weight-asian="normal" style:font-weight-complex="normal"/>
    </style:style>
    <style:style style:name="T4" style:family="text">
      <style:text-properties fo:font-weight="normal" officeooo:rsid="001d020f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CS SRS :-</text:p>
      <text:list xml:id="list486364953" text:style-name="L1">
        <text:list-item>
          <text:p text:style-name="P2">In this they specified many topis which are not much important for our project . For example some contents like software safety etc.</text:p>
        </text:list-item>
        <text:list-item>
          <text:p text:style-name="P2">The specification of the project and the progress is explained in a decent manner.</text:p>
        </text:list-item>
        <text:list-item>
          <text:p text:style-name="P2"><text:s/>They listed many topics . This will lead to clutter to the reader.</text:p>
        </text:list-item>
      </text:list>
      <text:p text:style-name="P3"><text:span text:style-name="T1">BMW SRS :-</text:span></text:p>
      <text:list xml:id="list122402824561961" text:continue-numbering="true" text:style-name="L1">
        <text:list-item>
          <text:p text:style-name="P5"><text:span text:style-name="T4">They used </text:span><text:span text:style-name="T3">IEEE Std 830 - </text:span>1998 for SRS </text:p>
        </text:list-item>
        <text:list-item>
          <text:p text:style-name="P4">The format is more specific and very clear to understand about the project </text:p>
        </text:list-item>
        <text:list-item>
          <text:p text:style-name="P4">The format has no indexing .</text:p>
          <text:p text:style-name="P2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4T12:01:05.296999765</meta:creation-date>
    <dc:date>2019-01-24T12:24:01.348521962</dc:date>
    <meta:editing-duration>PT12M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9" meta:word-count="91" meta:character-count="449" meta:non-whitespace-character-count="370"/>
  </office:meta>
</office:document-meta>
</file>